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monospace" svg:font-family="ui-monospace, SFMono-Regular, Menlo, Monaco, Consolas, 'Liberation Mono', 'Courier New', monospac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71549"/>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141413" loext:opacity="100%" style:font-name="ui-monospace"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 un juego de pesca dónde lance una caña de pescar y haya las siguientes probabilidades de que pase lo siguiente: 10% de pescar un Pejerrey; Si pescas un Pejerrey aparece la siguiente pregunta; "¿Que tamaño mínimo y máximo suele tener un Pejerrey?" aparecen 4 respuestas posibles; "Entre 10 y 20 cm", "Entre 15 y 25 cm"; "Entre 5 y 15 cm"; "Entre 20 y 30 cm". La respuesta correcta es "entre 10 y 20 cm"; si la respuesta que da el jugador es correcta se termina el juego con la siguiente frase: "VICTORIA, HAS PESCADO UN PEJERREY!". Si elige una respuesta incorrecta aparece la siguiente frase "El pejerrey rompió el hilo y escapó", y el jugador pierde un hilo o vida. 15% de pescar una boga; si pescas una boga aparece la siguiente pregunta; "¿En que zonas de Uruguay habita la boga?" y aparecen las siguientes opciones de respuesta: "En el río de la Plata", "En el río Uruguay", "En toda la cuenca del río Panamá" y "Todas las respuestas son correctas". La respuesta correcta es "todas las respuestas son correctas". Si el jugador elige la respuesta correcta conserva todos los hilos y aparece la siguiente frase: "Felicitaciones, te llevas una rica boga a casa". Si elige una respuesta incorrecta pierde un hilo y aparece la siguiente frase "La boga se llevó el cebo y escapó" ; 25% de pescar un sábalo; Si pescas un sábalo aparece la siguiente pregunta: "De que se alimentan los Sábalos?" y aparecen las siguientes opciones de respuesta: "De otros peces", "De sedimentos", "De algas marinas" "De carne humana". La respuesta correcta es "De sedimentos". Si el jugador elige la respuesta correcta aparece la siguiente frase "¡Muy bien, te llevas un rico Sábalo!" y no pierde hilo. Si elige una respuesta incorrecta pierde un hilo o vida y aparece la siguiente frase: "El sábalo logró escapar del anzuelo". 25% de pescar una bota. Si el jugador pesca una bota aparece la siguiente pregunta; ¿"Cuál es la talla media de zapato de un adulto en Uruguay" y aparecen cuatro respuestas posibles: "44-45 para hombres", "35-36 para mujeres", "41-42 para hombres y 37-38 para mujeres" y "Los uruguayos suelen andar descalzos". La respuesta correcta es "41-42 para hombres y 37-38 para mujeres". Si el jugador elige la respuesta correcta conserva todos los hilos y aparece la siguiente frase "¡Enhorabuena, otra bota para la colección!", si el jugador elige una opción incorrecta pierde un hilo o vida y aparece la siguiente frase: "¡Desafortunadamente, la bota rompió el hilo y escapó!. ?15% de no pescar nada. Si el jugador no pesca nada aparece la siguiente pregunta; que tipo de pesca es más productiva en Uruguay y aparecen las siguientes respuestas posibles "La pesca de río", "La pesca de mar", "La pesca de lagos" y "La pesca de piscinas". La opción correcta es "La pesca de mar". Si el jugador elige la opción correcta conserva todos los hilos y aparece la siguiente frase: "Afortunadamente el cebo sigue intacto". Si el jugador elige una respuesta incorrecta aparece la siguiente frase: "Desafortunadamente el anzuelo se enganchó en una roca y se rompió. 10% de que el hilo del carrete empiece a tensarse con mucha fuerza en cuyo caso aparecerá el siguiente mensaje; "El hilo ejerce una fuerza extraordinaria, Debe de tratarse de un pez colosal". Cuál es el pez de mayor tamaño que existe en Uruguay?" y aparecen las 4 opciones siguientes de respuesta: "El Surubí", "El Dorado", "El Esturión", "La raya de agua dulce". La respuesta correcta es "El Esturión". Si el jugador elige la respuesta correcta se acaba el juego con el siguiente mensaje: "¡VICTORIA: HAS PESCADO UN ESTURIÓN CON TUS PROPIAS MANOS, ERES LEYENDA!". Si el jugador elige una respuesta incorrecta se acaba el juego con el siguiente mensaje: "DERROTA, UN PEZ DE GRAN TAMAÑO TE ARRASTRÓ A LAS PROFUNDIDADES". Tienes 3 intentos y a cada uno le corresponde un hilo a los que denominaremos vidas. Si se acaban los hilos a los que denominaremos vidas se acaba el juego con la siguiente frase: "PESCASTE UN RESFRIADO, DERROTA". Crea el juego en html con js y css.</text:span> </text:p>
      <text:p text:style-name="P1"/>
      <text:p text:style-name="P1"/>
      <text:p text:style-name="P1"/>
      <text:p text:style-name="P1">file:///C:/Users/USER/Desktop/Documentos%20Github/juego/INDEX.PESCA.html</text:p>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monospace" svg:font-family="ui-monospace, 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3T17:04:34.149000000</meta:creation-date>
    <dc:date>2025-05-13T17:05:19.105000000</dc:date>
    <meta:editing-duration>PT47S</meta:editing-duration>
    <meta:editing-cycles>1</meta:editing-cycles>
    <meta:document-statistic meta:table-count="0" meta:image-count="0" meta:object-count="0" meta:page-count="1" meta:paragraph-count="2" meta:word-count="690" meta:character-count="4101" meta:non-whitespace-character-count="3412"/>
    <meta:generator>LibreOffice/24.8.6.2$Windows_X86_64 LibreOffice_project/6d98ba145e9a8a39fc57bcc76981d1fb1316c60c</meta:generator>
  </office:meta>
</office:document-meta>
</file>